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TablePreview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co1" style:family="table-column">
      <style:table-column-properties style:column-width="3.918cm" style:use-optimal-column-width="false"/>
    </style:style>
    <style:style style:name="co2" style:family="table-column">
      <style:table-column-properties style:column-width="3.924cm" style:use-optimal-column-width="false"/>
    </style:style>
    <style:style style:name="co3" style:family="table-column">
      <style:table-column-properties style:column-width="8.324cm" style:use-optimal-column-width="false"/>
    </style:style>
    <style:style style:name="co4" style:family="table-column">
      <style:table-column-properties style:column-width="10.499cm" style:use-optimal-column-width="false"/>
    </style:style>
    <style:style style:name="co5" style:family="table-column">
      <style:table-column-properties style:column-width="4.443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37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end"/>
    </style:style>
    <style:style style:name="ce3" style:family="table-cell">
      <style:graphic-properties style:repeat="repeat"/>
      <style:paragraph-properties fo:text-align="start"/>
      <style:text-properties fo:font-weight="bold" style:font-weight-asian="bold" style:font-weight-complex="bold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6.096cm" presentation:class="title" presentation:user-transformed="true">
          <draw:text-box>
            <text:p>Small-Proof Big-Data<text:line-break/>Benchmark Result</text:p>
          </draw:text-box>
        </draw:frame>
        <draw:frame presentation:style-name="pr2" draw:layer="layout" svg:width="24.639cm" svg:height="3.377cm" svg:x="1.4cm" svg:y="13.716cm" presentation:class="subtitle" presentation:user-transformed="true">
          <draw:text-box>
            <text:p text:style-name="P1">5/8/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nchmark Result</text:p>
          </draw:text-box>
        </draw:frame>
        <draw:frame presentation:style-name="pr4" draw:layer="layout" svg:width="24.639cm" svg:height="12.18cm" svg:x="1.4cm" svg:y="3.514cm" presentation:class="outline" presentation:user-transformed="true">
          <draw:text-box>
            <text:list text:style-name="L2">
              <text:list-item>
                <text:p>Input to Prover/Verifier</text:p>
                <text:list>
                  <text:list-item>
                    <text:p># of Updates: 10000</text:p>
                  </text:list-item>
                  <text:list-item>
                    <text:p># of Queries: 1000</text:p>
                  </text:list-item>
                </text:list>
                <text:p>Performance (with GDBM)</text:p>
              </text:list-item>
            </text:list>
          </draw:text-box>
        </draw:frame>
        <draw:frame draw:style-name="standard" draw:layer="layout" svg:width="27.431cm" svg:height="11.141cm" svg:x="0.179cm" svg:y="9.6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k</text:p>
              </table:table-cell>
              <table:table-cell>
                <text:p text:style-name="P2">n</text:p>
              </table:table-cell>
              <table:table-cell>
                <text:p text:style-name="P2">Matrix Dim</text:p>
              </table:table-cell>
              <table:table-cell>
                <text:p text:style-name="P2">Prover Update (ms)</text:p>
              </table:table-cell>
              <table:table-cell>
                <text:p text:style-name="P2">Prover Query (ms)</text:p>
              </table:table-cell>
              <table:table-cell>
                <text:p text:style-name="P2">Verifier Update (ms)</text:p>
              </table:table-cell>
              <table:table-cell>
                <text:p text:style-name="P2">Verifier Verification (ms)</text:p>
              </table:table-cell>
            </table:table-row>
            <table:table-row table:style-name="ro2" table:default-cell-style-name="ce2">
              <table:table-cell>
                <text:p text:style-name="P3">32</text:p>
              </table:table-cell>
              <table:table-cell>
                <text:p text:style-name="P3">128</text:p>
              </table:table-cell>
              <table:table-cell>
                <text:p text:style-name="P3">32 * 480</text:p>
              </table:table-cell>
              <table:table-cell>
                <text:p text:style-name="P3">1.2</text:p>
              </table:table-cell>
              <table:table-cell>
                <text:p text:style-name="P3">5.83</text:p>
              </table:table-cell>
              <table:table-cell>
                <text:p text:style-name="P3">0.64</text:p>
              </table:table-cell>
              <table:table-cell>
                <text:p text:style-name="P3">1.45</text:p>
              </table:table-cell>
            </table:table-row>
            <table:table-row table:style-name="ro2" table:default-cell-style-name="ce2">
              <table:table-cell>
                <text:p text:style-name="P3">32</text:p>
              </table:table-cell>
              <table:table-cell>
                <text:p text:style-name="P3">1024</text:p>
              </table:table-cell>
              <table:table-cell>
                <text:p text:style-name="P3">32 * 576</text:p>
              </table:table-cell>
              <table:table-cell>
                <text:p text:style-name="P3">2.95</text:p>
              </table:table-cell>
              <table:table-cell>
                <text:p text:style-name="P3">9.02</text:p>
              </table:table-cell>
              <table:table-cell>
                <text:p text:style-name="P3">0.81</text:p>
              </table:table-cell>
              <table:table-cell>
                <text:p text:style-name="P3">1.67</text:p>
              </table:table-cell>
            </table:table-row>
            <table:table-row table:style-name="ro2" table:default-cell-style-name="ce2">
              <table:table-cell>
                <text:p text:style-name="P3">32</text:p>
              </table:table-cell>
              <table:table-cell>
                <text:p text:style-name="P3">16384</text:p>
              </table:table-cell>
              <table:table-cell>
                <text:p text:style-name="P3">32 * 704</text:p>
              </table:table-cell>
              <table:table-cell>
                <text:p text:style-name="P3">2.83</text:p>
              </table:table-cell>
              <table:table-cell>
                <text:p text:style-name="P3">5.69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3">64</text:p>
              </table:table-cell>
              <table:table-cell>
                <text:p text:style-name="P3">128</text:p>
              </table:table-cell>
              <table:table-cell>
                <text:p text:style-name="P3">64 * 1024</text:p>
              </table:table-cell>
              <table:table-cell>
                <text:p text:style-name="P3">8.53</text:p>
              </table:table-cell>
              <table:table-cell>
                <text:p text:style-name="P3">14.05</text:p>
              </table:table-cell>
              <table:table-cell>
                <text:p text:style-name="P3">2.55</text:p>
              </table:table-cell>
              <table:table-cell>
                <text:p text:style-name="P3">5.56</text:p>
              </table:table-cell>
            </table:table-row>
            <table:table-row table:style-name="ro2" table:default-cell-style-name="ce2">
              <table:table-cell>
                <text:p text:style-name="P3">64</text:p>
              </table:table-cell>
              <table:table-cell>
                <text:p text:style-name="P3">1024</text:p>
              </table:table-cell>
              <table:table-cell>
                <text:p text:style-name="P3">64 * 1216</text:p>
              </table:table-cell>
              <table:table-cell>
                <text:p text:style-name="P3">9.14</text:p>
              </table:table-cell>
              <table:table-cell>
                <text:p text:style-name="P3">11.54</text:p>
              </table:table-cell>
              <table:table-cell>
                <text:p text:style-name="P3">3.04</text:p>
              </table:table-cell>
              <table:table-cell>
                <text:p text:style-name="P3">6.44</text:p>
              </table:table-cell>
            </table:table-row>
            <table:table-row table:style-name="ro2" table:default-cell-style-name="ce2">
              <table:table-cell>
                <text:p text:style-name="P3">64</text:p>
              </table:table-cell>
              <table:table-cell>
                <text:p text:style-name="P3">16384</text:p>
              </table:table-cell>
              <table:table-cell>
                <text:p text:style-name="P3">64 * 1472</text:p>
              </table:table-cell>
              <table:table-cell>
                <text:p text:style-name="P3">9.58</text:p>
              </table:table-cell>
              <table:table-cell>
                <text:p text:style-name="P3">23.4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3">128</text:p>
              </table:table-cell>
              <table:table-cell>
                <text:p text:style-name="P3">128</text:p>
              </table:table-cell>
              <table:table-cell>
                <text:p text:style-name="P3">128 * 2176</text:p>
              </table:table-cell>
              <table:table-cell>
                <text:p text:style-name="P3">27.4</text:p>
              </table:table-cell>
              <table:table-cell>
                <text:p text:style-name="P3">37.5</text:p>
              </table:table-cell>
              <table:table-cell>
                <text:p text:style-name="P3">14.69</text:p>
              </table:table-cell>
              <table:table-cell>
                <text:p text:style-name="P3">55.76</text:p>
              </table:table-cell>
            </table:table-row>
            <table:table-row table:style-name="ro2" table:default-cell-style-name="ce2">
              <table:table-cell>
                <text:p text:style-name="P3">128</text:p>
              </table:table-cell>
              <table:table-cell>
                <text:p text:style-name="P3">1024</text:p>
              </table:table-cell>
              <table:table-cell>
                <text:p text:style-name="P3">128 * 2560</text:p>
              </table:table-cell>
              <table:table-cell>
                <text:p text:style-name="P3">32.12</text:p>
              </table:table-cell>
              <table:table-cell>
                <text:p text:style-name="P3">32.4</text:p>
              </table:table-cell>
              <table:table-cell>
                <text:p text:style-name="P3">17.71</text:p>
              </table:table-cell>
              <table:table-cell>
                <text:p text:style-name="P3">57.2</text:p>
              </table:table-cell>
            </table:table-row>
            <table:table-row table:style-name="ro2" table:default-cell-style-name="ce2">
              <table:table-cell>
                <text:p text:style-name="P3">128</text:p>
              </table:table-cell>
              <table:table-cell>
                <text:p text:style-name="P3">16384</text:p>
              </table:table-cell>
              <table:table-cell>
                <text:p text:style-name="P3">128 * 3072</text:p>
              </table:table-cell>
              <table:table-cell>
                <text:p text:style-name="P3">39.1</text:p>
              </table:table-cell>
              <table:table-cell>
                <text:p text:style-name="P3">48.42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ver Analysis</text:p>
          </draw:text-box>
        </draw:frame>
        <draw:frame draw:style-name="standard" draw:layer="layout" svg:width="23.265cm" svg:height="7.703cm" svg:x="2.19cm" svg:y="4.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4">Operation</text:p>
              </table:table-cell>
              <table:table-cell>
                <text:p text:style-name="P4">Function</text:p>
              </table:table-cell>
              <table:table-cell>
                <text:p text:style-name="P4">Percentage</text:p>
              </table:table-cell>
            </table:table-row>
            <table:table-row table:style-name="ro3" table:default-cell-style-name="ce4">
              <table:table-cell>
                <text:p>Matrix-Vector product</text:p>
              </table:table-cell>
              <table:table-cell>
                <text:p>gsl_blas_dgemv()</text:p>
              </table:table-cell>
              <table:table-cell table:style-name="ce2">
                <text:p text:style-name="P3">87.51 %</text:p>
              </table:table-cell>
            </table:table-row>
            <table:table-row table:style-name="ro3" table:default-cell-style-name="ce4">
              <table:table-cell>
                <text:p>Vector Operation</text:p>
              </table:table-cell>
              <table:table-cell>
                <text:p>get_binary_representation()</text:p>
                <text:p>gsl_vector_add</text:p>
              </table:table-cell>
              <table:table-cell table:style-name="ce2">
                <text:p text:style-name="P3">6.46 %</text:p>
              </table:table-cell>
            </table:table-row>
            <table:table-row table:style-name="ro3" table:default-cell-style-name="ce4">
              <table:table-cell>
                <text:p>GDBM IO</text:p>
              </table:table-cell>
              <table:table-cell>
                <text:p>sgdbm_insert_label() sgdbm_get_node_label()</text:p>
                <text:p>encode_vector()</text:p>
                <text:p>decode_vector_buffer()</text:p>
              </table:table-cell>
              <table:table-cell table:style-name="ce2">
                <text:p text:style-name="P3">2.03 %</text:p>
              </table:table-cell>
            </table:table-row>
            <table:table-row table:style-name="ro3" table:default-cell-style-name="ce4">
              <table:table-cell>
                <text:p>Modulus</text:p>
              </table:table-cell>
              <table:table-cell>
                <text:p>mod_q</text:p>
              </table:table-cell>
              <table:table-cell table:style-name="ce2">
                <text:p text:style-name="P3">1.79 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oungsam Park</meta:initial-creator>
    <meta:creation-date>2013-04-25T00:14:08</meta:creation-date>
    <dc:date>2013-05-08T18:12:28</dc:date>
    <dc:creator>Youngsam Park</dc:creator>
    <meta:editing-duration>PT1H20M39S</meta:editing-duration>
    <meta:editing-cycles>19</meta:editing-cycles>
    <meta:generator>LibreOffice/3.5$Linux_X86_64 LibreOffice_project/350m1$Build-2</meta:generator>
    <meta:document-statistic meta:object-count="34"/>
  </office:meta>
</office:document-meta>
</file>